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509cm"/>
        </style:tab-stops>
      </style:paragraph-properties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Heading_20_1">
      <style:paragraph-properties fo:margin-left="0.635cm" fo:margin-right="0cm" fo:text-indent="0cm" style:auto-text-indent="false"/>
    </style:style>
    <style:style style:name="P5" style:family="paragraph" style:parent-style-name="List_20_Paragraph">
      <style:text-properties officeooo:paragraph-rsid="000a1dc0"/>
    </style:style>
    <style:style style:name="P6" style:family="paragraph" style:parent-style-name="List_20_Paragraph">
      <style:text-properties officeooo:paragraph-rsid="000aee9a"/>
    </style:style>
    <style:style style:name="P7" style:family="paragraph" style:parent-style-name="Standard">
      <style:paragraph-properties fo:margin-left="0.635cm" fo:margin-right="0cm" fo:text-indent="0.614cm" style:auto-text-indent="false"/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margin-left="0cm" fo:margin-right="0cm" fo:text-indent="0cm" style:auto-text-indent="false" fo:break-before="page"/>
    </style:style>
    <style:style style:name="P10" style:family="paragraph" style:parent-style-name="Heading_20_2" style:master-page-name="Standard">
      <style:paragraph-properties style:page-number="auto"/>
    </style:style>
    <style:style style:name="P11" style:family="paragraph" style:parent-style-name="List_20_Paragraph" style:list-style-name="WWNum5"/>
    <style:style style:name="P12" style:family="paragraph" style:parent-style-name="List_20_Paragraph" style:list-style-name="WWNum5">
      <style:text-properties officeooo:paragraph-rsid="000a1dc0"/>
    </style:style>
    <style:style style:name="P13" style:family="paragraph" style:parent-style-name="List_20_Paragraph" style:list-style-name="WWNum6"/>
    <style:style style:name="P14" style:family="paragraph" style:parent-style-name="List_20_Paragraph" style:list-style-name="WWNum6">
      <style:text-properties officeooo:paragraph-rsid="000bcc2b"/>
    </style:style>
    <style:style style:name="P15" style:family="paragraph" style:parent-style-name="List_20_Paragraph" style:list-style-name="WWNum6">
      <style:text-properties officeooo:rsid="000bcc2b" officeooo:paragraph-rsid="000bcc2b"/>
    </style:style>
    <style:style style:name="P16" style:family="paragraph" style:parent-style-name="List_20_Paragraph" style:list-style-name="WWNum8">
      <style:text-properties officeooo:rsid="000bcc2b" officeooo:paragraph-rsid="000bcc2b"/>
    </style:style>
    <style:style style:name="P17" style:family="paragraph" style:parent-style-name="List_20_Paragraph" style:list-style-name="WWNum8"/>
    <style:style style:name="P18" style:family="paragraph" style:parent-style-name="List_20_Paragraph" style:list-style-name="WWNum9"/>
    <style:style style:name="P19" style:family="paragraph" style:parent-style-name="List_20_Paragraph" style:list-style-name="WWNum9">
      <style:text-properties officeooo:paragraph-rsid="0010d425"/>
    </style:style>
    <style:style style:name="P20" style:family="paragraph" style:parent-style-name="List_20_Paragraph" style:list-style-name="WWNum9">
      <style:text-properties officeooo:paragraph-rsid="0010f081"/>
    </style:style>
    <style:style style:name="P21" style:family="paragraph" style:parent-style-name="List_20_Paragraph" style:list-style-name="WWNum12"/>
    <style:style style:name="P22" style:family="paragraph" style:parent-style-name="List_20_Paragraph" style:list-style-name="WWNum14"/>
    <style:style style:name="P23" style:family="paragraph" style:parent-style-name="List_20_Paragraph" style:list-style-name="WWNum14">
      <style:text-properties officeooo:paragraph-rsid="001105d5"/>
    </style:style>
    <style:style style:name="P24" style:family="paragraph" style:parent-style-name="List_20_Paragraph" style:list-style-name="WWNum14">
      <style:text-properties officeooo:paragraph-rsid="00115c79"/>
    </style:style>
    <style:style style:name="P25" style:family="paragraph" style:parent-style-name="List_20_Paragraph" style:list-style-name="WWNum6">
      <style:text-properties officeooo:rsid="000f0e2d" officeooo:paragraph-rsid="000f0e2d"/>
    </style:style>
    <style:style style:name="P26" style:family="paragraph" style:parent-style-name="List_20_Paragraph" style:list-style-name="WWNum9">
      <style:text-properties officeooo:rsid="0010d425" officeooo:paragraph-rsid="0010d425"/>
    </style:style>
    <style:style style:name="P27" style:family="paragraph" style:parent-style-name="List_20_Paragraph" style:list-style-name="WWNum9">
      <style:text-properties officeooo:rsid="0010f081" officeooo:paragraph-rsid="0010f081"/>
    </style:style>
    <style:style style:name="P28" style:family="paragraph" style:parent-style-name="List_20_Paragraph" style:list-style-name="WWNum12">
      <style:text-properties officeooo:rsid="0010f081" officeooo:paragraph-rsid="0010f081"/>
    </style:style>
    <style:style style:name="P29" style:family="paragraph" style:parent-style-name="List_20_Paragraph" style:list-style-name="WWNum9">
      <style:text-properties officeooo:rsid="001ee15d" officeooo:paragraph-rsid="0010f081"/>
    </style:style>
    <style:style style:name="P30" style:family="paragraph" style:parent-style-name="List_20_Paragraph" style:list-style-name="WWNum14">
      <style:text-properties officeooo:rsid="001105d5" officeooo:paragraph-rsid="001105d5"/>
    </style:style>
    <style:style style:name="P31" style:family="paragraph" style:parent-style-name="List_20_Paragraph" style:list-style-name="WWNum14">
      <style:text-properties officeooo:rsid="00115c79" officeooo:paragraph-rsid="00115c7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officeooo:rsid="0009c07d"/>
    </style:style>
    <style:style style:name="T4" style:family="text">
      <style:text-properties style:font-name="ArialMT" fo:font-size="12pt" style:font-size-asian="12pt"/>
    </style:style>
    <style:style style:name="T5" style:family="text">
      <style:text-properties style:font-name="ArialMT" fo:font-size="12pt" officeooo:rsid="000a1dc0" style:font-size-asian="12pt"/>
    </style:style>
    <style:style style:name="T6" style:family="text">
      <style:text-properties officeooo:rsid="000a1dc0"/>
    </style:style>
    <style:style style:name="T7" style:family="text">
      <style:text-properties officeooo:rsid="000aee9a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aee9a"/>
    </style:style>
    <style:style style:name="T10" style:family="text">
      <style:text-properties officeooo:rsid="000b5612"/>
    </style:style>
    <style:style style:name="T11" style:family="text">
      <style:text-properties officeooo:rsid="000bcc2b"/>
    </style:style>
    <style:style style:name="T12" style:family="text">
      <style:text-properties officeooo:rsid="000f0e2d"/>
    </style:style>
    <style:style style:name="T13" style:family="text">
      <style:text-properties officeooo:rsid="0010d425"/>
    </style:style>
    <style:style style:name="T14" style:family="text">
      <style:text-properties officeooo:rsid="001ee15d"/>
    </style:style>
    <style:style style:name="T15" style:family="text">
      <style:text-properties officeooo:rsid="0010f081"/>
    </style:style>
    <style:style style:name="T16" style:family="text">
      <style:text-properties officeooo:rsid="00249571"/>
    </style:style>
    <style:style style:name="T17" style:family="text">
      <style:text-properties officeooo:rsid="001105d5"/>
    </style:style>
    <style:style style:name="T18" style:family="text">
      <style:text-properties officeooo:rsid="00115c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X7II050 – User Interface And Design</text:h>
      <text:p text:style-name="Standard"/>
      <text:h text:style-name="P4" text:outline-level="1">Part 1: Design Flaws &amp; Broken Interfaces…And The Ones That Work</text:h>
      <text:p text:style-name="Standard"/>
      <text:p text:style-name="List_20_Paragraph"><text:span text:style-name="T1">5 Design Flaws That Ruined Otherwise Smart Gadgets</text:span>: (Available on Madoc)</text:p>
      <text:p text:style-name="List_20_Paragraph"/>
      <text:p text:style-name="List_20_Paragraph">For each of the five examples, sum up/rephrase the problem in one sentence, and say which design rule has been broken.</text:p>
      <text:p text:style-name="List_20_Paragraph"/>
      <text:list xml:id="list861647014972613058" text:style-name="WWNum5">
        <text:list-item>
          <text:p text:style-name="P11">Problem: <text:span text:style-name="T6">The </text:span><text:span text:style-name="T4">lower edge of the </text:span><text:span text:style-name="T5">computer</text:span><text:span text:style-name="T4"> is sharp</text:span></text:p>
        </text:list-item>
      </text:list>
      <text:p text:style-name="List_20_Paragraph">Broken rule: No product shall <text:span text:style-name="T3">hurt the users</text:span></text:p>
      <text:list xml:id="list131015619490984" text:continue-numbering="true" text:style-name="WWNum5">
        <text:list-item>
          <text:p text:style-name="P11">Problem: <text:span text:style-name="T3">The product need a lot of precision </text:span></text:p>
        </text:list-item>
      </text:list>
      <text:p text:style-name="List_20_Paragraph">Broken rule: Products shall not <text:span text:style-name="T6">have sensitive buttons that need to much focus</text:span></text:p>
      <text:list xml:id="list131015055203437" text:continue-numbering="true" text:style-name="WWNum5">
        <text:list-item>
          <text:p text:style-name="P12">Problem: <text:span text:style-name="T6">The touchscreen can launch TV and this will block </text:span><text:span text:style-name="T4">receiving </text:span><text:span text:style-name="T6">calls.</text:span></text:p>
        </text:list-item>
      </text:list>
      <text:p text:style-name="P5">Broken rule: <text:span text:style-name="T6">secondary function shall not inhibit the main function of the product</text:span></text:p>
      <text:list xml:id="list131014646948997" text:continue-numbering="true" text:style-name="WWNum5">
        <text:list-item>
          <text:p text:style-name="P11">Problem: <text:span text:style-name="T10">Users quickly move in front of theirs screen with a device who can easily slip of theirs hands</text:span></text:p>
        </text:list-item>
      </text:list>
      <text:p text:style-name="P6">Broken rule: <text:span text:style-name="T7">No product shall slip and broke or destroy an </text:span><text:bookmark text:name="tw-target-text"/><text:span text:style-name="T8">expensive </text:span><text:span text:style-name="T9">item.</text:span></text:p>
      <text:list xml:id="list131015842744248" text:continue-numbering="true" text:style-name="WWNum5">
        <text:list-item>
          <text:p text:style-name="P11">Problem: <text:span text:style-name="T10">Huge latency on the touchscreen</text:span></text:p>
        </text:list-item>
      </text:list>
      <text:p text:style-name="List_20_Paragraph">Broken rule: <text:span text:style-name="T11">People don't want to wait, products shall be responsive</text:span></text:p>
      <text:p text:style-name="Standard"><text:tab/></text:p>
      <text:p text:style-name="Standard"><text:tab/><text:span text:style-name="T1">Speaking - Your Own Examples:</text:span></text:p>
      <text:list xml:id="list6239008698749243813" text:style-name="WWNum6">
        <text:list-item>
          <text:p text:style-name="P14">You’ve just seen broken rules, but a “broken” interface is something different. In that case, “broken” (slang) means: </text:p>
          <text:p text:style-name="P15">unpractical or not user-friendly interface, <text:span text:style-name="T12">an hard to use or/and hard to understand interface.</text:span></text:p>
        </text:list-item>
        <text:list-item>
          <text:p text:style-name="P13">Give a personal example of the most annoying design flaw or infuriatingly broken user interface you have ever come across. Prepare a short (1-2 min max) oral explanation to the class.</text:p>
          <text:p text:style-name="P25">Olds games interface, ideas :</text:p>
          <text:list>
            <text:list-item>
              <text:p text:style-name="P25">change a weapon through the menu and had to change the ammunition. </text:p>
            </text:list-item>
          </text:list>
        </text:list-item>
        <text:list-item>
          <text:p text:style-name="P13">Take a vote: which of the students’ examples was indeed the worst design flaw ever? (You may debate)</text:p>
        </text:list-item>
      </text:list>
      <text:p text:style-name="List_20_Paragraph"/>
      <text:p text:style-name="P7">Speaking – Your Favorite Existing Design Idea</text:p>
      <text:list xml:id="list6943299525441320177" text:style-name="WWNum8">
        <text:list-item>
          <text:p text:style-name="P17">Prepare a short oral presentation to the class about your favorite smart design idea from an existing product. Insist on why you think this feature is a welcome innovation and makes life easier.</text:p>
          <text:p text:style-name="P16"/>
          <text:p text:style-name="P16"/>
        </text:list-item>
        <text:list-item>
          <text:p text:style-name="P17"><text:soft-page-break/>Take a vote: which of the student’s examples is the smartest idea? (You may debate) </text:p>
          <text:p text:style-name="P16">Same thing don't want</text:p>
        </text:list-item>
      </text:list>
      <text:h text:style-name="P9" text:outline-level="1"><text:tab/>Part 2: Tech Design Past, Present And Future</text:h>
      <text:p text:style-name="Standard"/>
      <text:p text:style-name="Standard"><text:tab/><text:span text:style-name="T1">A Visual History of The Mobile Phone:</text:span></text:p>
      <text:p text:style-name="P1">Now take a look at <text:a xlink:type="simple" xlink:href="http://www.businessinsider.com/complete-visual-history-of-cell-phones-2011-5?op=1" text:style-name="Internet_20_link" text:visited-style-name="Visited_20_Internet_20_Link">the 70 year history of cell phones</text:a>…(Also available on Madoc)</text:p>
      <text:list xml:id="list8264087214663852154" text:style-name="WWNum9">
        <text:list-item>
          <text:p text:style-name="P19">Who developed the first mobile or portable phones? </text:p>
          <text:list>
            <text:list-item>
              <text:p text:style-name="P19"><text:span text:style-name="T13">It was made in United State of America</text:span></text:p>
            </text:list-item>
          </text:list>
        </text:list-item>
        <text:list-item>
          <text:p text:style-name="P19">Who were the first civilian users of portable phones? <text:s/><text:span text:style-name="T14">T</text:span></text:p>
          <text:list>
            <text:list-item>
              <text:p text:style-name="P19"><text:span text:style-name="T13">Truck fleet operators, peoples working in the </text:span><text:bookmark text:name="tw-target-text1"/><text:span text:style-name="T8">public services</text:span><text:span text:style-name="T13"> and reporters</text:span></text:p>
            </text:list-item>
          </text:list>
        </text:list-item>
        <text:list-item>
          <text:p text:style-name="P18">Give three problems that prevented such phones from becoming popular before the mid 80’s:</text:p>
          <text:list>
            <text:list-item>
              <text:p text:style-name="P26">Expensive</text:p>
            </text:list-item>
            <text:list-item>
              <text:p text:style-name="P26">Short range</text:p>
            </text:list-item>
            <text:list-item>
              <text:p text:style-name="P27">Weight</text:p>
            </text:list-item>
          </text:list>
        </text:list-item>
        <text:list-item>
          <text:p text:style-name="P18">What features were included in early “smartphones” besides phone?</text:p>
          <text:list>
            <text:list-item>
              <text:p text:style-name="P27">Calendar, clock, calculator, voice recordeur</text:p>
            </text:list-item>
            <text:list-item>
              <text:p text:style-name="P27">Notepad, email and games, GPS</text:p>
            </text:list-item>
            <text:list-item>
              <text:p text:style-name="P27">Camera</text:p>
            </text:list-item>
          </text:list>
        </text:list-item>
        <text:list-item>
          <text:p text:style-name="P20">Why did iOS and Android smartphones become more popular than PDA-phones, although most of the features were not new? </text:p>
          <text:p text:style-name="P20"><text:span text:style-name="T15">A better interface, a touchscreen with a good responsibility <text:s/></text:span></text:p>
        </text:list-item>
        <text:list-item>
          <text:p text:style-name="P18">In the history of mobile phones, what do you think are the three most important breakthroughs in terms of…</text:p>
          <text:list>
            <text:list-item>
              <text:p text:style-name="P18">…features:</text:p>
              <text:list>
                <text:list-item>
                  <text:p text:style-name="P29">Calling on <text:span text:style-name="T16">international</text:span></text:p>
                </text:list-item>
                <text:list-item>
                  <text:p text:style-name="P27">Internet</text:p>
                </text:list-item>
                <text:list-item>
                  <text:p text:style-name="P27">Camera</text:p>
                </text:list-item>
              </text:list>
            </text:list-item>
            <text:list-item>
              <text:p text:style-name="P18">…design:</text:p>
              <text:list>
                <text:list-item>
                  <text:p text:style-name="P27">Weight</text:p>
                </text:list-item>
                <text:list-item>
                  <text:p text:style-name="P27">Size</text:p>
                </text:list-item>
                <text:list-item>
                  <text:p text:style-name="P27">Touchscreen</text:p>
                </text:list-item>
              </text:list>
            </text:list-item>
          </text:list>
        </text:list-item>
      </text:list>
      <text:p text:style-name="P2"/>
      <text:p text:style-name="P2">Breakthroughs and Innovations:</text:p>
      <text:p text:style-name="Standard"><text:tab/>Watch the <text:a xlink:type="simple" xlink:href="http://www.youtube.com/watch?v=oDAw7vW7H0c" text:style-name="Internet_20_link" text:visited-style-name="Visited_20_Internet_20_Link">Phonebloks Video</text:a>. (Also available on Madoc)</text:p>
      <text:list xml:id="list4618432035191740389" text:style-name="WWNum12">
        <text:list-item>
          <text:p text:style-name="P21">What are the technical difficulties associated with such a project?</text:p>
          <text:p text:style-name="P28">Hostility of the leader of the market</text:p>
        </text:list-item>
        <text:list-item>
          <text:p text:style-name="P21">What would it take to make it feasible?</text:p>
          <text:p text:style-name="P28">Money and time.</text:p>
        </text:list-item>
        <text:list-item>
          <text:p text:style-name="P21">What do you think of the design idea? Would you buy such a phone?</text:p>
          <text:p text:style-name="P28">Maybe, it sound good but between the ideas and the real product the difference are huge.</text:p>
        </text:list-item>
      </text:list>
      <text:p text:style-name="P3">Watch <text:a xlink:type="simple" xlink:href="http://www.youtube.com/watch?v=xNqs_S-zEBY" text:style-name="Internet_20_link" text:visited-style-name="Visited_20_Internet_20_Link">The Future of Design</text:a>. (Also available on Madoc)</text:p>
      <text:list xml:id="list3384771799683190073" text:style-name="WWNum14">
        <text:list-item>
          <text:p text:style-name="P23"><text:soft-page-break/>According to Elon Musk, what is the problem with current user interfaces in industrial design? </text:p>
          <text:p text:style-name="P23"><text:span text:style-name="T17">Move something in 3D with a 2D interfaces.</text:span></text:p>
        </text:list-item>
        <text:list-item>
          <text:p text:style-name="P22">In this video, what kind of object does he interact with? </text:p>
          <text:p text:style-name="P30">The engine of a rocket</text:p>
        </text:list-item>
        <text:list-item>
          <text:p text:style-name="P22">Thanks to the new interface, what specific gestures can be used to interact with the object? 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24">Elon Musk’s interface seems to have a little design flaw, breaking one of the rules from part 1. Which one? </text:p>
          <text:p text:style-name="P24">Products shall not <text:span text:style-name="T6">have sensitive buttons that need to much focus</text:span></text:p>
        </text:list-item>
        <text:list-item>
          <text:p text:style-name="P22">List various hardware parts used in order to interface with the software:</text:p>
          <text:list>
            <text:list-item>
              <text:p text:style-name="P31">Camera</text:p>
            </text:list-item>
            <text:list-item>
              <text:p text:style-name="P31">Occulus Rift</text:p>
            </text:list-item>
            <text:list-item>
              <text:p text:style-name="P31">3D Glasses</text:p>
            </text:list-item>
            <text:list-item>
              <text:p text:style-name="P31">Glass projection</text:p>
            </text:list-item>
          </text:list>
        </text:list-item>
        <text:list-item>
          <text:p text:style-name="P22">Explain the benefits of using 3D laser metal printer to make a prototype of the virtual model. </text:p>
          <text:p text:style-name="P31">3D printer are faster than factories for creating a 3D prototype.</text:p>
        </text:list-item>
        <text:list-item>
          <text:p text:style-name="P22">Do you agree with Elon Musk’s conviction that his technique is going to revolutionize industrial design and manufacturing in the 21<text:span text:style-name="T2">st</text:span> century?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bookmark text:name="_GoBack"/></text:p>
        </text:list-item>
      </text:list>
      <text:p text:style-name="Standard"/>
      <text:p text:style-name="P2">Writing - The Future of Design &amp; Interfacing: Your Vision</text:p>
      <text:p text:style-name="Standard"><text:tab/>Write a 250-word editorial describing your vision of the future of technological design and user interf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1" style:display-name="Liste actuel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style:num-suffix="" text:bullet-char="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style:num-suffix="" text:bullet-char="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style:num-suffix="" text:bullet-char="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x</meta:initial-creator>
    <meta:editing-cycles>32</meta:editing-cycles>
    <meta:creation-date>2013-09-10T17:10:00</meta:creation-date>
    <dc:date>2016-09-29T13:10:14.411396165</dc:date>
    <meta:editing-duration>PT3H38M31S</meta:editing-duration>
    <meta:generator>LibreOffice/5.0.3.2$Linux_X86_64 LibreOffice_project/00m0$Build-2</meta:generator>
    <meta:document-statistic meta:table-count="0" meta:image-count="0" meta:object-count="0" meta:page-count="4" meta:paragraph-count="78" meta:word-count="791" meta:character-count="4735" meta:non-whitespace-character-count="40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